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826cm" svg:height="1.016cm" svg:x="6.842cm" svg:y="3.921cm">
          <text:p text:style-name="P1">Dry Run</text:p>
        </draw:rect>
        <draw:rect draw:style-name="gr1" draw:text-style-name="P1" draw:layer="layout" svg:width="4.826cm" svg:height="2.032cm" svg:x="6.842cm" svg:y="4.937cm">
          <text:p text:style-name="P1"><text:span text:style-name="T1">${dr_retVal} = retVal</text:span> </text:p>
        </draw:rect>
        <draw:rect draw:style-name="gr1" draw:text-style-name="P1" draw:layer="layout" svg:width="4.826cm" svg:height="1.016cm" svg:x="6.842cm" svg:y="9.509cm">
          <text:p text:style-name="P1">Variables</text:p>
        </draw:rect>
        <draw:rect draw:style-name="gr1" draw:text-style-name="P1" draw:layer="layout" svg:width="4.826cm" svg:height="2.032cm" svg:x="6.842cm" svg:y="10.525cm">
          <text:p text:style-name="P1"><text:span text:style-name="T1">${dr_retVal} = 5</text:span> </text:p>
        </draw:rect>
        <draw:rect draw:style-name="gr1" draw:text-style-name="P1" draw:layer="layout" svg:width="4.826cm" svg:height="1.016cm" svg:x="6.842cm" svg:y="15.097cm">
          <text:p text:style-name="P1">Expected</text:p>
        </draw:rect>
        <draw:rect draw:style-name="gr1" draw:text-style-name="P2" draw:layer="layout" svg:width="4.826cm" svg:height="2.032cm" svg:x="6.842cm" svg:y="16.113cm">
          <text:p text:style-name="P1"><text:span text:style-name="T1">retVal == ${dr_retVal}</text:span></text:p>
        </draw:rect>
        <draw:custom-shape draw:style-name="gr2" draw:text-style-name="P1" draw:layer="layout" svg:width="0.635cm" svg:height="2.413cm" svg:x="8.974cm" svg:y="6.96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635cm" svg:height="2.413cm" svg:x="8.974cm" svg:y="12.55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3" draw:layer="layout" svg:width="4.812cm" svg:height="0.725cm" svg:x="9.636cm" svg:y="7.604cm">
          <draw:text-box>
            <text:p><text:span text:style-name="T1">Copied during Dry Run</text:span></text:p>
          </draw:text-box>
        </draw:frame>
        <draw:frame draw:style-name="gr3" draw:text-style-name="P3" draw:layer="layout" svg:width="4.812cm" svg:height="0.725cm" svg:x="9.636cm" svg:y="7.605cm">
          <draw:text-box>
            <text:p><text:span text:style-name="T1">Copied during Dry Run</text:span></text:p>
          </draw:text-box>
        </draw:frame>
        <draw:frame draw:style-name="gr3" draw:text-style-name="P3" draw:layer="layout" svg:width="7.059cm" svg:height="0.725cm" svg:x="9.65cm" svg:y="13.229cm">
          <draw:text-box>
            <text:p><text:span text:style-name="T1">Value is used during test execu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1-14T10:14:24.70</meta:creation-date>
    <dc:date>2014-11-14T12:38:12.88</dc:date>
    <meta:editing-duration>PT9M16S</meta:editing-duration>
    <meta:editing-cycles>2</meta:editing-cycles>
    <meta:generator>OpenOffice.org/3.4$Win32 OpenOffice.org_project/340m1$Build-9590</meta:generator>
    <meta:document-statistic meta:object-count="11"/>
  </office:meta>
</office:document-meta>
</file>